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f0041" loext:opacity="100%" fo:font-size="16pt" fo:font-weight="bold" officeooo:rsid="000416f9" officeooo:paragraph-rsid="000416f9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loext:opacity="100%" fo:font-size="12pt" fo:font-weight="normal" officeooo:rsid="000416f9" officeooo:paragraph-rsid="000416f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fo:font-size="10pt" fo:font-weight="normal" officeooo:rsid="000416f9" officeooo:paragraph-rsid="000416f9" style:font-size-asian="10pt" style:font-weight-asian="normal" style:font-size-complex="10pt" style:font-weight-complex="normal"/>
    </style:style>
    <style:style style:name="T1" style:family="text">
      <style:text-properties fo:color="#158466" loext:opacity="100%"/>
    </style:style>
    <style:style style:name="T2" style:family="text">
      <style:text-properties fo:color="#3465a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</text:p>
      <text:p text:style-name="P3"><text:span text:style-name="T1">sohila@Samir:</text:span><text:span text:style-name="T2">~/Desktop/Hazem/linux_foundamental/process_management$</text:span> pwd</text:p>
      <text:p text:style-name="P3">/home/sohila/Desktop/Hazem/linux_foundamental/process_management</text:p>
      <text:p text:style-name="P3"><text:span text:style-name="T1">sohila@Samir:</text:span><text:span text:style-name="T2">~/Desktop/Hazem/linux_foundamental/process_management$</text:span> ls</text:p>
      <text:p text:style-name="P3">hello <text:s/>main.cpp</text:p>
      <text:p text:style-name="P3"><text:span text:style-name="T1">sohila@Samir:</text:span><text:span text:style-name="T2">~/Desktop/Hazem/linux_foundamental/process_management$</text:span> g++ main.cpp</text:p>
      <text:p text:style-name="P3"><text:span text:style-name="T1">sohila@Samir:</text:span><text:span text:style-name="T2">~/Desktop/Hazem/linux_foundamental/process_management$</text:span> ls</text:p>
      <text:p text:style-name="P3">a.out <text:s/>hello <text:s/>main.cpp</text:p>
      <text:p text:style-name="P3"><text:span text:style-name="T1">sohila@Samir:</text:span><text:span text:style-name="T2">~/Desktop/Hazem/linux_foundamental/process_management$ </text:span>strace -c ./a.out</text:p>
      <text:p text:style-name="P3">hello</text:p>
      <text:p text:style-name="P3">% time <text:s text:c="4"/>seconds <text:s/>usecs/call <text:s text:c="4"/>calls <text:s text:c="3"/>errors syscall</text:p>
      <text:p text:style-name="P3">------ ----------- ----------- --------- --------- ----------------</text:p>
      <text:p text:style-name="P3"><text:s text:c="2"/>0.00 <text:s text:c="3"/>0.000000 <text:s text:c="10"/>0 <text:s text:c="8"/>4 <text:s text:c="10"/>read</text:p>
      <text:p text:style-name="P3"><text:s text:c="2"/>0.00 <text:s text:c="3"/>0.000000 <text:s text:c="10"/>0 <text:s text:c="8"/>1 <text:s text:c="10"/>write</text:p>
      <text:p text:style-name="P3"><text:s text:c="2"/>0.00 <text:s text:c="3"/>0.000000 <text:s text:c="10"/>0 <text:s text:c="8"/>5 <text:s text:c="10"/>close</text:p>
      <text:p text:style-name="P3"><text:s text:c="2"/>0.00 <text:s text:c="3"/>0.000000 <text:s text:c="10"/>0 <text:s text:c="7"/>22 <text:s text:c="10"/>mmap</text:p>
      <text:p text:style-name="P3"><text:s text:c="2"/>0.00 <text:s text:c="3"/>0.000000 <text:s text:c="10"/>0 <text:s text:c="8"/>8 <text:s text:c="10"/>mprotect</text:p>
      <text:p text:style-name="P3"><text:s text:c="2"/>0.00 <text:s text:c="3"/>0.000000 <text:s text:c="10"/>0 <text:s text:c="8"/>1 <text:s text:c="10"/>munmap</text:p>
      <text:p text:style-name="P3"><text:s text:c="2"/>0.00 <text:s text:c="3"/>0.000000 <text:s text:c="10"/>0 <text:s text:c="8"/>3 <text:s text:c="10"/>brk</text:p>
      <text:p text:style-name="P3"><text:s text:c="2"/>0.00 <text:s text:c="3"/>0.000000 <text:s text:c="10"/>0 <text:s text:c="8"/>4 <text:s text:c="10"/>pread64</text:p>
      <text:p text:style-name="P3"><text:s text:c="2"/>0.00 <text:s text:c="3"/>0.000000 <text:s text:c="10"/>0 <text:s text:c="8"/>1 <text:s text:c="8"/>1 access</text:p>
      <text:p text:style-name="P3"><text:s text:c="2"/>0.00 <text:s text:c="3"/>0.000000 <text:s text:c="10"/>0 <text:s text:c="8"/>1 <text:s text:c="10"/>execve</text:p>
      <text:p text:style-name="P3"><text:s text:c="2"/>0.00 <text:s text:c="3"/>0.000000 <text:s text:c="10"/>0 <text:s text:c="8"/>2 <text:s text:c="8"/>1 arch_prctl</text:p>
      <text:p text:style-name="P3"><text:s text:c="2"/>0.00 <text:s text:c="3"/>0.000000 <text:s text:c="10"/>0 <text:s text:c="8"/>1 <text:s text:c="10"/>futex</text:p>
      <text:p text:style-name="P3"><text:s text:c="2"/>0.00 <text:s text:c="3"/>0.000000 <text:s text:c="10"/>0 <text:s text:c="8"/>1 <text:s text:c="10"/>set_tid_address</text:p>
      <text:p text:style-name="P3"><text:s text:c="2"/>0.00 <text:s text:c="3"/>0.000000 <text:s text:c="10"/>0 <text:s text:c="8"/>5 <text:s text:c="10"/>openat</text:p>
      <text:p text:style-name="P3"><text:s text:c="2"/>0.00 <text:s text:c="3"/>0.000000 <text:s text:c="10"/>0 <text:s text:c="8"/>6 <text:s text:c="10"/>newfstatat</text:p>
      <text:p text:style-name="P3"><text:s text:c="2"/>0.00 <text:s text:c="3"/>0.000000 <text:s text:c="10"/>0 <text:s text:c="8"/>1 <text:s text:c="10"/>set_robust_list</text:p>
      <text:p text:style-name="P3"><text:s text:c="2"/>0.00 <text:s text:c="3"/>0.000000 <text:s text:c="10"/>0 <text:s text:c="8"/>1 <text:s text:c="10"/>prlimit64</text:p>
      <text:p text:style-name="P3"><text:s text:c="2"/>0.00 <text:s text:c="3"/>0.000000 <text:s text:c="10"/>0 <text:s text:c="8"/>1 <text:s text:c="10"/>getrandom</text:p>
      <text:p text:style-name="P3"><text:s text:c="2"/>0.00 <text:s text:c="3"/>0.000000 <text:s text:c="10"/>0 <text:s text:c="8"/>1 <text:s text:c="10"/>rseq</text:p>
      <text:p text:style-name="P3">------ ----------- ----------- --------- --------- ----------------</text:p>
      <text:p text:style-name="P3">100.00 <text:s text:c="3"/>0.000000 <text:s text:c="10"/>0 <text:s text:c="7"/>69 <text:s text:c="8"/>2 total</text:p>
      <text:p text:style-name="P3"><text:span text:style-name="T1">sohila@Samir:</text:span><text:span text:style-name="T2">~/Desktop/Hazem/linux_foundamental/process_management$</text:span> strace ./a.out</text:p>
      <text:p text:style-name="P3">execve("./a.out", ["./a.out"], 0x7ffe81c67fd0 /* 87 vars */) = 0</text:p>
      <text:p text:style-name="P3">brk(NULL) <text:s text:c="30"/>= 0x559772ef3000</text:p>
      <text:p text:style-name="P3">arch_prctl(0x3001 /* ARCH_??? */, 0x7ffd9f56ae90) = -1 EINVAL (Invalid argument)</text:p>
      <text:p text:style-name="P3">mmap(NULL, 8192, PROT_READ|PROT_WRITE, MAP_PRIVATE|MAP_ANONYMOUS, -1, 0) = 0x791eb7c02000</text:p>
      <text:p text:style-name="P3">access("/etc/ld.so.preload", R_OK) <text:s text:c="5"/>= -1 ENOENT (No such file or directory)</text:p>
      <text:p text:style-name="P3">openat(AT_FDCWD, "/etc/ld.so.cache", O_RDONLY|O_CLOEXEC) = 3</text:p>
      <text:p text:style-name="P3">newfstatat(3, "", {st_mode=S_IFREG|0644, st_size=65375, ...}, AT_EMPTY_PATH) = 0</text:p>
      <text:p text:style-name="P3">mmap(NULL, 65375, PROT_READ, MAP_PRIVATE, 3, 0) = 0x791eb7bf2000</text:p>
      <text:p text:style-name="P3">close(3) <text:s text:c="31"/>= 0</text:p>
      <text:p text:style-name="P3">openat(AT_FDCWD, "/lib/x86_64-linux-gnu/libstdc++.so.6", O_RDONLY|O_CLOEXEC) = 3</text:p>
      <text:p text:style-name="P3">read(3, "\177ELF\2\1\1\3\0\0\0\0\0\0\0\0\3\0&gt;\0\1\0\0\0\0\0\0\0\0\0\0\0"..., 832) = 832</text:p>
      <text:p text:style-name="P3">newfstatat(3, "", {st_mode=S_IFREG|0644, st_size=2260296, ...}, AT_EMPTY_PATH) = 0</text:p>
      <text:p text:style-name="P3">mmap(NULL, 2275520, PROT_READ, MAP_PRIVATE|MAP_DENYWRITE, 3, 0) = 0x791eb7800000</text:p>
      <text:p text:style-name="P3">mprotect(0x791eb789a000, 1576960, PROT_NONE) = 0</text:p>
      <text:p text:style-name="P3">mmap(0x791eb789a000, 1118208, PROT_READ|PROT_EXEC, MAP_PRIVATE|MAP_FIXED|MAP_DENYWRITE, 3, 0x9a000) = 0x791eb789a000</text:p>
      <text:p text:style-name="P3">mmap(0x791eb79ab000, 454656, PROT_READ, MAP_PRIVATE|MAP_FIXED|MAP_DENYWRITE, 3, 0x1ab000) = 0x791eb79ab000</text:p>
      <text:p text:style-name="P3">mmap(0x791eb7a1b000, 57344, PROT_READ|PROT_WRITE, MAP_PRIVATE|MAP_FIXED|MAP_DENYWRITE, 3, 0x21a000) = 0x791eb7a1b000</text:p>
      <text:p text:style-name="P3">mmap(0x791eb7a29000, 10432, PROT_READ|PROT_WRITE, MAP_PRIVATE|MAP_FIXED|MAP_ANONYMOUS, -1, 0) = 0x791eb7a29000</text:p>
      <text:p text:style-name="P3">close(3) <text:s text:c="31"/>= 0</text:p>
      <text:p text:style-name="P3">openat(AT_FDCWD, "/lib/x86_64-linux-gnu/libc.so.6", O_RDONLY|O_CLOEXEC) = 3</text:p>
      <text:p text:style-name="P3">read(3, "\177ELF\2\1\1\3\0\0\0\0\0\0\0\0\3\0&gt;\0\1\0\0\0P\237\2\0\0\0\0\0"..., 832) = 832</text:p>
      <text:p text:style-name="P3">pread64(3, "\6\0\0\0\4\0\0\0@\0\0\0\0\0\0\0@\0\0\0\0\0\0\0@\0\0\0\0\0\0\0"..., 784, 64) = 784</text:p>
      <text:p text:style-name="P3">pread64(3, "\4\0\0\0 \0\0\0\5\0\0\0GNU\0\2\0\0\300\4\0\0\0\3\0\0\0\0\0\0\0"..., 48, 848) = 48</text:p>
      <text:p text:style-name="P3">pread64(3, "\4\0\0\0\24\0\0\0\3\0\0\0GNU\0I\17\357\204\3$\f\221\2039x\324\224\323\236S"..., 68, 896) = 68</text:p>
      <text:p text:style-name="P3"><text:soft-page-break/>newfstatat(3, "", {st_mode=S_IFREG|0755, st_size=2220400, ...}, AT_EMPTY_PATH) = 0</text:p>
      <text:p text:style-name="P3">pread64(3, "\6\0\0\0\4\0\0\0@\0\0\0\0\0\0\0@\0\0\0\0\0\0\0@\0\0\0\0\0\0\0"..., 784, 64) = 784</text:p>
      <text:p text:style-name="P3">mmap(NULL, 2264656, PROT_READ, MAP_PRIVATE|MAP_DENYWRITE, 3, 0) = 0x791eb7400000</text:p>
      <text:p text:style-name="P3">mprotect(0x791eb7428000, 2023424, PROT_NONE) = 0</text:p>
      <text:p text:style-name="P3">mmap(0x791eb7428000, 1658880, PROT_READ|PROT_EXEC, MAP_PRIVATE|MAP_FIXED|MAP_DENYWRITE, 3, 0x28000) = 0x791eb7428000</text:p>
      <text:p text:style-name="P3">mmap(0x791eb75bd000, 360448, PROT_READ, MAP_PRIVATE|MAP_FIXED|MAP_DENYWRITE, 3, 0x1bd000) = 0x791eb75bd000</text:p>
      <text:p text:style-name="P3">mmap(0x791eb7616000, 24576, PROT_READ|PROT_WRITE, MAP_PRIVATE|MAP_FIXED|MAP_DENYWRITE, 3, 0x215000) = 0x791eb7616000</text:p>
      <text:p text:style-name="P3">mmap(0x791eb761c000, 52816, PROT_READ|PROT_WRITE, MAP_PRIVATE|MAP_FIXED|MAP_ANONYMOUS, -1, 0) = 0x791eb761c000</text:p>
      <text:p text:style-name="P3">close(3) <text:s text:c="31"/>= 0</text:p>
      <text:p text:style-name="P3">openat(AT_FDCWD, "/lib/x86_64-linux-gnu/libm.so.6", O_RDONLY|O_CLOEXEC) = 3</text:p>
      <text:p text:style-name="P3">read(3, "\177ELF\2\1\1\3\0\0\0\0\0\0\0\0\3\0&gt;\0\1\0\0\0\0\0\0\0\0\0\0\0"..., 832) = 832</text:p>
      <text:p text:style-name="P3">newfstatat(3, "", {st_mode=S_IFREG|0644, st_size=940560, ...}, AT_EMPTY_PATH) = 0</text:p>
      <text:p text:style-name="P3">mmap(NULL, 942344, PROT_READ, MAP_PRIVATE|MAP_DENYWRITE, 3, 0) = 0x791eb7b0b000</text:p>
      <text:p text:style-name="P3">mmap(0x791eb7b19000, 507904, PROT_READ|PROT_EXEC, MAP_PRIVATE|MAP_FIXED|MAP_DENYWRITE, 3, 0xe000) = 0x791eb7b19000</text:p>
      <text:p text:style-name="P3">mmap(0x791eb7b95000, 372736, PROT_READ, MAP_PRIVATE|MAP_FIXED|MAP_DENYWRITE, 3, 0x8a000) = 0x791eb7b95000</text:p>
      <text:p text:style-name="P3">mmap(0x791eb7bf0000, 8192, PROT_READ|PROT_WRITE, MAP_PRIVATE|MAP_FIXED|MAP_DENYWRITE, 3, 0xe4000) = 0x791eb7bf0000</text:p>
      <text:p text:style-name="P3">close(3) <text:s text:c="31"/>= 0</text:p>
      <text:p text:style-name="P3">openat(AT_FDCWD, "/lib/x86_64-linux-gnu/libgcc_s.so.1", O_RDONLY|O_CLOEXEC) = 3</text:p>
      <text:p text:style-name="P3">read(3, "\177ELF\2\1\1\0\0\0\0\0\0\0\0\0\3\0&gt;\0\1\0\0\0\0\0\0\0\0\0\0\0"..., 832) = 832</text:p>
      <text:p text:style-name="P3">newfstatat(3, "", {st_mode=S_IFREG|0644, st_size=125488, ...}, AT_EMPTY_PATH) = 0</text:p>
      <text:p text:style-name="P3">mmap(NULL, 127720, PROT_READ, MAP_PRIVATE|MAP_DENYWRITE, 3, 0) = 0x791eb7aeb000</text:p>
      <text:p text:style-name="P3">mmap(0x791eb7aee000, 94208, PROT_READ|PROT_EXEC, MAP_PRIVATE|MAP_FIXED|MAP_DENYWRITE, 3, 0x3000) = 0x791eb7aee000</text:p>
      <text:p text:style-name="P3">mmap(0x791eb7b05000, 16384, PROT_READ, MAP_PRIVATE|MAP_FIXED|MAP_DENYWRITE, 3, 0x1a000) = 0x791eb7b05000</text:p>
      <text:p text:style-name="P3">mmap(0x791eb7b09000, 8192, PROT_READ|PROT_WRITE, MAP_PRIVATE|MAP_FIXED|MAP_DENYWRITE, 3, 0x1d000) = 0x791eb7b09000</text:p>
      <text:p text:style-name="P3">close(3) <text:s text:c="31"/>= 0</text:p>
      <text:p text:style-name="P3">mmap(NULL, 8192, PROT_READ|PROT_WRITE, MAP_PRIVATE|MAP_ANONYMOUS, -1, 0) = 0x791eb7ae9000</text:p>
      <text:p text:style-name="P3">arch_prctl(ARCH_SET_FS, 0x791eb7aea3c0) = 0</text:p>
      <text:p text:style-name="P3">set_tid_address(0x791eb7aea690) <text:s text:c="8"/>= 8357</text:p>
      <text:p text:style-name="P3">set_robust_list(0x791eb7aea6a0, 24) <text:s text:c="4"/>= 0</text:p>
      <text:p text:style-name="P3">rseq(0x791eb7aead60, 0x20, 0, 0x53053053) = 0</text:p>
      <text:p text:style-name="P3">mprotect(0x791eb7616000, 16384, PROT_READ) = 0</text:p>
      <text:p text:style-name="P3">mprotect(0x791eb7b09000, 4096, PROT_READ) = 0</text:p>
      <text:p text:style-name="P3">mprotect(0x791eb7bf0000, 4096, PROT_READ) = 0</text:p>
      <text:p text:style-name="P3">mmap(NULL, 8192, PROT_READ|PROT_WRITE, MAP_PRIVATE|MAP_ANONYMOUS, -1, 0) = 0x791eb7ae7000</text:p>
      <text:p text:style-name="P3">mprotect(0x791eb7a1b000, 45056, PROT_READ) = 0</text:p>
      <text:p text:style-name="P3">mprotect(0x5597713b6000, 4096, PROT_READ) = 0</text:p>
      <text:p text:style-name="P3">mprotect(0x791eb7c3c000, 8192, PROT_READ) = 0</text:p>
      <text:p text:style-name="P3">prlimit64(0, RLIMIT_STACK, NULL, {rlim_cur=8192*1024, rlim_max=RLIM64_INFINITY}) = 0</text:p>
      <text:p text:style-name="P3">munmap(0x791eb7bf2000, 65375) <text:s text:c="10"/>= 0</text:p>
      <text:p text:style-name="P3">getrandom("\x89\x46\xac\xc5\x2c\x93\xcb\x70", 8, GRND_NONBLOCK) = 8</text:p>
      <text:p text:style-name="P3">brk(NULL) <text:s text:c="30"/>= 0x559772ef3000</text:p>
      <text:p text:style-name="P3">brk(0x559772f14000) <text:s text:c="20"/>= 0x559772f14000</text:p>
      <text:p text:style-name="P3">futex(0x791eb7a2977c, FUTEX_WAKE_PRIVATE, 2147483647) = 0</text:p>
      <text:p text:style-name="P3">newfstatat(1, "", {st_mode=S_IFCHR|0620, st_rdev=makedev(0x88, 0), ...}, AT_EMPTY_PATH) = 0</text:p>
      <text:p text:style-name="P3">write(1, "hello\n", 6hello</text:p>
      <text:p text:style-name="P3">) <text:s text:c="17"/>= 6</text:p>
      <text:p text:style-name="P3">exit_group(0) <text:s text:c="26"/>= ?</text:p>
      <text:p text:style-name="P3">+++ exited with 0 ++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23:32:27.565295745</meta:creation-date>
    <dc:date>2024-11-23T23:41:48.931325905</dc:date>
    <meta:editing-duration>PT9M24S</meta:editing-duration>
    <meta:editing-cycles>1</meta:editing-cycles>
    <meta:document-statistic meta:table-count="0" meta:image-count="0" meta:object-count="0" meta:page-count="2" meta:paragraph-count="106" meta:word-count="586" meta:character-count="7248" meta:non-whitespace-character-count="5798"/>
    <meta:generator>LibreOffice/7.3.7.2$Linux_X86_64 LibreOffice_project/30$Build-2</meta:generator>
  </office:meta>
</office:document-meta>
</file>